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6.08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0x00, 0x01, 0x02, 0x03, 0x04</text:p>
          </table:table-cell>
          <table:table-cell office:value-type="string">
            <text:p>0x00, 0x00, 0x01, 0x02, 0x03, 0x04</text:p>
          </table:table-cell>
          <table:table-cell office:value-type="string">
            <text:p>0x00, 0x01, 0x03, 0x02, 0x04</text:p>
          </table:table-cell>
          <table:table-cell office:value-type="string">
            <text:p>0x00, 0x01, 0x02, 0x03, 0x05</text:p>
          </table:table-cell>
        </table:table-row>
        <table:table-row table:style-name="ro2">
          <table:table-cell office:value-type="string">
            <text:p>Summe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hecksum; Init: 0x01</text:p>
          </table:table-cell>
          <table:table-cell table:number-columns-repeated="3"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CRC-8; Poly:0x07; Init: 0x00</text:p>
          </table:table-cell>
          <table:table-cell table:number-columns-repeated="2" office:value-type="string">
            <text:p>0xE3</text:p>
          </table:table-cell>
          <table:table-cell office:value-type="string">
            <text:p>0x9D</text:p>
          </table:table-cell>
          <table:table-cell office:value-type="string">
            <text:p>0x04</text:p>
          </table:table-cell>
        </table:table-row>
        <table:table-row table:style-name="ro3">
          <table:table-cell office:value-type="string">
            <text:p>CRC-16 XMODEM; Poly:0x1021; Init: 0x00</text:p>
          </table:table-cell>
          <table:table-cell table:number-columns-repeated="2" office:value-type="string">
            <text:p>0x0D03</text:p>
          </table:table-cell>
          <table:table-cell office:value-type="string">
            <text:p>0x0902</text:p>
          </table:table-cell>
          <table:table-cell office:value-type="string">
            <text:p>0x1D22</text:p>
          </table:table-cell>
        </table:table-row>
        <table:table-row table:style-name="ro3">
          <table:table-cell office:value-type="string">
            <text:p>MD5</text:p>
          </table:table-cell>
          <table:table-cell table:style-name="ce3" office:value-type="string">
            <text:p>d05374dc381d9b52806446a71c8e79b1 </text:p>
          </table:table-cell>
          <table:table-cell table:style-name="ce3" office:value-type="string">
            <text:p>0367d2265115ed35a7f957ba2e8ab9c5 </text:p>
          </table:table-cell>
          <table:table-cell office:value-type="string">
            <text:p>5980bf0e03161987cf26c20d0e516df7</text:p>
          </table:table-cell>
          <table:table-cell office:value-type="string">
            <text:p>ee6f80d7d4ccee408104aaaef20bdb85</text:p>
          </table:table-cell>
        </table:table-row>
        <table:table-row table:style-name="ro3">
          <table:table-cell office:value-type="string">
            <text:p>SHA1</text:p>
          </table:table-cell>
          <table:table-cell table:style-name="ce3" office:value-type="string">
            <text:p>1cf251472d59f8fadeb3ab258e90999d8491be19 </text:p>
          </table:table-cell>
          <table:table-cell table:style-name="ce3" office:value-type="string">
            <text:p>756b16c938f2c006c352bfa05eabc7ca067fded8 </text:p>
          </table:table-cell>
          <table:table-cell office:value-type="string">
            <text:p>07840d18fb58d3238fe12fcfd8a510dfe59b530d</text:p>
          </table:table-cell>
          <table:table-cell office:value-type="string">
            <text:p>3db53b811766ce05148688ab3f47d20869b2ba3e</text:p>
          </table:table-cell>
        </table:table-row>
        <table:table-row table:style-name="ro4">
          <table:table-cell office:value-type="string">
            <text:p>SHA256</text:p>
          </table:table-cell>
          <table:table-cell table:style-name="ce3" office:value-type="string">
            <text:p>08bb5e5d6eaac1049ede0893d30ed022b1a4d9b5b48db414871f51c9cb35283d </text:p>
          </table:table-cell>
          <table:table-cell office:value-type="string">
            <text:p>9d1cf1e12fa64e20ccd2a5387504b99e89e24ef55dba8399637c3f5b6615c0ad</text:p>
          </table:table-cell>
          <table:table-cell office:value-type="string">
            <text:p>90d7206941454e85e511bb280b4806880b53c30812795807bb1a6087003dd15d</text:p>
          </table:table-cell>
          <table:table-cell office:value-type="string">
            <text:p>20b372210d5dbdc16965669cfd25d577d79576d5d6c8101f7663dc2ab8e0311e</text:p>
          </table:table-cell>
        </table:table-row>
        <table:table-row table:style-name="ro4" table:number-rows-repeated="1048566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24.11.2020</text:date>, <text:time>23:11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6:24:17.46</meta:creation-date>
    <dc:date>2020-11-24T19:09:21.13</dc:date>
    <meta:editing-duration>PT2H45M6S</meta:editing-duration>
    <meta:editing-cycles>4</meta:editing-cycles>
    <meta:generator>OpenOffice/4.1.7$Win32 OpenOffice.org_project/417m1$Build-9800</meta:generator>
    <meta:document-statistic meta:table-count="3" meta:cell-count="39" meta:object-count="0"/>
  </office:meta>
</office:document-meta>
</file>